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6.188cm"/>
    </style:style>
    <style:style style:name="co6" style:family="table-column">
      <style:table-column-properties fo:break-before="auto" style:column-width="8.65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2" table:default-cell-style-name="Default"/>
        <table:table-column table:style-name="co8" table:default-cell-style-name="Default"/>
        <table:table-row table:style-name="ro1">
          <table:table-cell table:number-columns-repeated="7"/>
          <table:table-cell>
            <draw:frame table:end-cell-address="Hoja1.O21" table:end-x="1.127cm" table:end-y="0.332cm" draw:z-index="0" draw:style-name="gr1" draw:text-style-name="P1" svg:width="15.999cm" svg:height="8.999cm" svg:x="0.935cm" svg:y="0.365cm">
              <draw:object draw:notify-on-update-of-ranges="Hoja1.A2:Hoja1.A2 Hoja1.A3:Hoja1.A1003 Hoja1.B2:Hoja1.B2 Hoja1.B3:Hoja1.B1003 Hoja1.C2:Hoja1.C2 Hoja1.C3:Hoja1.C1003 Hoja1.D2:Hoja1.D2 Hoja1.D3:Hoja1.D1003 Hoja1.E2:Hoja1.E2 Hoja1.E3:Hoja1.E1003 Hoja1.F2:Hoja1.F2 Hoja1.F3:Hoja1.F1003 Hoja1.G2:Hoja1.G2 Hoja1.G3:Hoja1.G10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2"/>
        </table:table-row>
        <table:table-row table:style-name="ro1">
          <table:table-cell/>
          <table:table-cell office:value-type="string">
            <text:p>Clásica -sin nada</text:p>
          </table:table-cell>
          <table:table-cell office:value-type="string">
            <text:p>Clásica – Partida</text:p>
          </table:table-cell>
          <table:table-cell office:value-type="string">
            <text:p>Clasica – Partida – Fase Sync</text:p>
          </table:table-cell>
          <table:table-cell office:value-type="string">
            <text:p>Fourier – Partida – Fase Sync</text:p>
          </table:table-cell>
          <table:table-cell office:value-type="string">
            <text:p>Rodilla:Fourier – Partida – Fase Sync</text:p>
          </table:table-cell>
          <table:table-cell office:value-type="string">
            <text:p>Rodilla:Cos Doble Frecuencia – Partida – Fase Sync</text:p>
          </table:table-cell>
          <table:table-cell table:number-columns-repeated="4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69668">
            <text:p>0.0569668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0058">
            <text:p>0.06490058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044325">
            <text:p>0.06044325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391562">
            <text:p>0.05391562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328806">
            <text:p>0.06328806</text:p>
          </table:table-cell>
          <table:table-cell office:value-type="float" office:value="0.05532706">
            <text:p>0.05532706</text:p>
          </table:table-cell>
          <table:table-cell office:value-type="float" office:value="0.06495889">
            <text:p>0.06495889</text:p>
          </table:table-cell>
          <table:table-cell office:value-type="float" office:value="0.07636124">
            <text:p>0.07636124</text:p>
          </table:table-cell>
          <table:table-cell office:value-type="float" office:value="0.09194395">
            <text:p>0.09194395</text:p>
          </table:table-cell>
          <table:table-cell office:value-type="float" office:value="0.06599478">
            <text:p>0.065994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495889">
            <text:p>0.06495889</text:p>
          </table:table-cell>
          <table:table-cell office:value-type="float" office:value="0.2152821">
            <text:p>0.2152821</text:p>
          </table:table-cell>
          <table:table-cell office:value-type="float" office:value="0.093238">
            <text:p>0.09323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686257">
            <text:p>0.068625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09561668">
            <text:p>0.09561668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1564211">
            <text:p>0.156421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394325">
            <text:p>0.06394325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3417">
            <text:p>0.0763417</text:p>
          </table:table-cell>
          <table:table-cell office:value-type="float" office:value="0.06756154">
            <text:p>0.06756154</text:p>
          </table:table-cell>
          <table:table-cell office:value-type="float" office:value="0.06979033">
            <text:p>0.06979033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7644613">
            <text:p>0.07644613</text:p>
          </table:table-cell>
          <table:table-cell office:value-type="float" office:value="0.06756154">
            <text:p>0.06756154</text:p>
          </table:table-cell>
          <table:table-cell office:value-type="float" office:value="0.07042138">
            <text:p>0.07042138</text:p>
          </table:table-cell>
          <table:table-cell office:value-type="float" office:value="0.2152821">
            <text:p>0.2152821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473295">
            <text:p>0.2473295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07102533">
            <text:p>0.07102533</text:p>
          </table:table-cell>
          <table:table-cell office:value-type="float" office:value="0.2584188">
            <text:p>0.2584188</text:p>
          </table:table-cell>
          <table:table-cell office:value-type="float" office:value="0.316256">
            <text:p>0.316256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051006">
            <text:p>0.0705100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07625095">
            <text:p>0.0762509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2584188">
            <text:p>0.2584188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322831">
            <text:p>0.3322831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6756154">
            <text:p>0.06756154</text:p>
          </table:table-cell>
          <table:table-cell office:value-type="float" office:value="0.1137586">
            <text:p>0.1137586</text:p>
          </table:table-cell>
          <table:table-cell office:value-type="float" office:value="0.3024167">
            <text:p>0.3024167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497219">
            <text:p>0.349721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3925304">
            <text:p>0.3925304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7792899">
            <text:p>0.07792899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143724">
            <text:p>0.09143724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4852839">
            <text:p>0.4852839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137586">
            <text:p>0.1137586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298473">
            <text:p>0.129847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13298">
            <text:p>0.131329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091834">
            <text:p>0.4091834</text:p>
          </table:table-cell>
          <table:table-cell office:value-type="float" office:value="0.6143197">
            <text:p>0.6143197</text:p>
          </table:table-cell>
          <table:table-cell office:value-type="float" office:value="0.1394447">
            <text:p>0.139444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433458">
            <text:p>0.143345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143197">
            <text:p>0.614319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261882">
            <text:p>0.1261882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1987676">
            <text:p>0.198767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333563">
            <text:p>0.4333563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445414">
            <text:p>0.1445414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138552">
            <text:p>0.213855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64753">
            <text:p>0.246475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01755">
            <text:p>0.4501755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476555">
            <text:p>0.247655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1936109">
            <text:p>0.1936109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2711945">
            <text:p>0.271194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441178">
            <text:p>0.09441178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167256">
            <text:p>0.2167256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0.09831821">
            <text:p>0.09831821</text:p>
          </table:table-cell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48226">
            <text:p>0.4548226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09654671">
            <text:p>0.09654671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232067">
            <text:p>0.323206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56709">
            <text:p>0.356709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734808">
            <text:p>0.2734808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2883055">
            <text:p>0.2883055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3601133">
            <text:p>0.360113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55754">
            <text:p>0.455754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841187">
            <text:p>0.6841187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329908">
            <text:p>0.4329908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04632">
            <text:p>0.304632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00793">
            <text:p>0.450079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245156">
            <text:p>0.3245156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577942">
            <text:p>0.457794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312487">
            <text:p>0.3312487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04987">
            <text:p>0.480498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60335">
            <text:p>0.460335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4880827">
            <text:p>0.4880827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062753">
            <text:p>0.506275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5144476">
            <text:p>0.514447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33903">
            <text:p>0.4733903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787589">
            <text:p>0.4787589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4856441">
            <text:p>0.4856441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6932759">
            <text:p>0.6932759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370873">
            <text:p>0.637087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00412">
            <text:p>0.500412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18281">
            <text:p>0.7018281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office:value-type="float" office:value="750">
            <text:p>750</text:p>
          </table:table-cell>
          <table:table-cell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439794">
            <text:p>0.3439794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514913">
            <text:p>0.351491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59324">
            <text:p>0.659324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77309">
            <text:p>0.3677309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696686">
            <text:p>0.3696686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721783">
            <text:p>0.3721783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3854621">
            <text:p>0.3854621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052482">
            <text:p>0.7052482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134848">
            <text:p>0.4134848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2741">
            <text:p>0.52741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22223">
            <text:p>0.422223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 office:value-type="float" office:value="0.4316316">
            <text:p>0.4316316</text:p>
          </table:table-cell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 office:value-type="float" office:value="0.7102111">
            <text:p>0.7102111</text:p>
          </table:table-cell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29868">
            <text:p>0.5329868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/>
          <table:table-cell office:value-type="float" office:value="0.6912936">
            <text:p>0.6912936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0.104986">
            <text:p>0.104986</text:p>
          </table:table-cell>
          <table:table-cell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float" office:value="0.5347016">
            <text:p>0.5347016</text:p>
          </table:table-cell>
          <table:table-cell table:number-columns-repeated="45"/>
        </table:table-row>
      </table:table>
      <table:table table:name="Hoj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/07/2014</text:date>, <text:time>13:2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7T10:27:15.78</meta:creation-date>
    <dc:date>2014-07-17T13:25:52.42</dc:date>
    <dc:creator>W W</dc:creator>
    <meta:editing-duration>PT1H51M26S</meta:editing-duration>
    <meta:editing-cycles>2</meta:editing-cycles>
    <meta:generator>OpenOffice/4.0.1$Win32 OpenOffice.org_project/401m5$Build-9714</meta:generator>
    <meta:document-statistic meta:table-count="3" meta:cell-count="5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1.437cm" svg:y="0.763cm" style:legend-expansion="custom" chartooo:width="4.298cm" chartooo:height="6.963cm" style:legend-expansion-aspect-ratio="0.617262674134712" chart:style-name="ch2"/>
        <chart:plot-area chart:style-name="ch3" table:cell-range-address="Hoja1.A2:Hoja1.G1003" chart:data-source-has-labels="both" svg:x="0.358cm" svg:y="0.503cm" svg:width="10.973cm" svg:height="7.89cm">
          <chartooo:coordinate-region svg:x="1.085cm" svg:y="0.715cm" svg:width="9.904cm" svg:height="7.155cm"/>
          <chart:axis chart:dimension="x" chart:name="primary-x" chart:style-name="ch4" chartooo:axis-type="auto">
            <chartooo:date-scale/>
            <chart:categories table:cell-range-address="Hoja1.A3:Hoja1.A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1003" chart:label-cell-address="Hoja1.B2:Hoja1.B2" chart:class="chart:line">
            <chart:data-point chart:repeated="1001"/>
          </chart:series>
          <chart:series chart:style-name="ch8" chart:values-cell-range-address="Hoja1.C3:Hoja1.C1003" chart:label-cell-address="Hoja1.C2:Hoja1.C2" chart:class="chart:line">
            <chart:data-point chart:repeated="1001"/>
          </chart:series>
          <chart:series chart:style-name="ch9" chart:values-cell-range-address="Hoja1.D3:Hoja1.D1003" chart:label-cell-address="Hoja1.D2:Hoja1.D2" chart:class="chart:line">
            <chart:data-point chart:repeated="1001"/>
          </chart:series>
          <chart:series chart:style-name="ch10" chart:values-cell-range-address="Hoja1.E3:Hoja1.E1003" chart:label-cell-address="Hoja1.E2:Hoja1.E2" chart:class="chart:line">
            <chart:data-point chart:repeated="1001"/>
          </chart:series>
          <chart:series chart:style-name="ch11" chart:values-cell-range-address="Hoja1.F3:Hoja1.F1003" chart:label-cell-address="Hoja1.F2:Hoja1.F2" chart:class="chart:line">
            <chart:data-point chart:repeated="1001"/>
          </chart:series>
          <chart:series chart:style-name="ch12" chart:values-cell-range-address="Hoja1.G3:Hoja1.G1003" chart:label-cell-address="Hoja1.G2:Hoja1.G2" chart:class="chart:line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a -sin nada</text:p>
                <draw:g>
                  <svg:desc>Hoja1.B2:Hoja1.B2</svg:desc>
                </draw:g>
              </table:table-cell>
              <table:table-cell office:value-type="string">
                <text:p>Clásica – Partida</text:p>
                <draw:g>
                  <svg:desc>Hoja1.C2:Hoja1.C2</svg:desc>
                </draw:g>
              </table:table-cell>
              <table:table-cell office:value-type="string">
                <text:p>Clasica – Partida – Fase Sync</text:p>
                <draw:g>
                  <svg:desc>Hoja1.D2:Hoja1.D2</svg:desc>
                </draw:g>
              </table:table-cell>
              <table:table-cell office:value-type="string">
                <text:p>Fourier – Partida – Fase Sync</text:p>
                <draw:g>
                  <svg:desc>Hoja1.E2:Hoja1.E2</svg:desc>
                </draw:g>
              </table:table-cell>
              <table:table-cell office:value-type="string">
                <text:p>Rodilla:Fourier – Partida – Fase Sync</text:p>
                <draw:g>
                  <svg:desc>Hoja1.F2:Hoja1.F2</svg:desc>
                </draw:g>
              </table:table-cell>
              <table:table-cell office:value-type="string">
                <text:p>Rodilla:Cos Doble Frecuencia – Partida – Fase Sync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1003</svg:desc>
                </draw:g>
              </table:table-cell>
              <table:table-cell office:value-type="float" office:value="0.0569668">
                <text:p>0.0569668</text:p>
                <draw:g>
                  <svg:desc>Hoja1.B3:Hoja1.B1003</svg:desc>
                </draw:g>
              </table:table-cell>
              <table:table-cell office:value-type="float" office:value="0.05391562">
                <text:p>0.05391562</text:p>
                <draw:g>
                  <svg:desc>Hoja1.C3:Hoja1.C1003</svg:desc>
                </draw:g>
              </table:table-cell>
              <table:table-cell office:value-type="float" office:value="0.06490058">
                <text:p>0.06490058</text:p>
                <draw:g>
                  <svg:desc>Hoja1.D3:Hoja1.D1003</svg:desc>
                </draw:g>
              </table:table-cell>
              <table:table-cell office:value-type="float" office:value="0.07636124">
                <text:p>0.07636124</text:p>
                <draw:g>
                  <svg:desc>Hoja1.E3:Hoja1.E1003</svg:desc>
                </draw:g>
              </table:table-cell>
              <table:table-cell office:value-type="float" office:value="0.09194395">
                <text:p>0.09194395</text:p>
                <draw:g>
                  <svg:desc>Hoja1.F3:Hoja1.F1003</svg:desc>
                </draw:g>
              </table:table-cell>
              <table:table-cell office:value-type="float" office:value="0.06599478">
                <text:p>0.06599478</text:p>
                <draw:g>
                  <svg:desc>Hoja1.G3:Hoja1.G100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0058">
                <text:p>0.06490058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044325">
                <text:p>0.06044325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391562">
                <text:p>0.05391562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328806">
                <text:p>0.06328806</text:p>
              </table:table-cell>
              <table:table-cell office:value-type="float" office:value="0.05532706">
                <text:p>0.05532706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07636124">
                <text:p>0.07636124</text:p>
              </table:table-cell>
              <table:table-cell office:value-type="float" office:value="0.09194395">
                <text:p>0.09194395</text:p>
              </table:table-cell>
              <table:table-cell office:value-type="float" office:value="0.06599478">
                <text:p>0.0659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495889">
                <text:p>0.06495889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3238">
                <text:p>0.09323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6257">
                <text:p>0.068625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09561668">
                <text:p>0.09561668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1564211">
                <text:p>0.156421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394325">
                <text:p>0.06394325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3417">
                <text:p>0.0763417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6979033">
                <text:p>0.06979033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644613">
                <text:p>0.07644613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042138">
                <text:p>0.07042138</text:p>
              </table:table-cell>
              <table:table-cell office:value-type="float" office:value="0.2152821">
                <text:p>0.2152821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473295">
                <text:p>0.2473295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07102533">
                <text:p>0.07102533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16256">
                <text:p>0.316256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051006">
                <text:p>0.0705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07625095">
                <text:p>0.07625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2584188">
                <text:p>0.2584188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322831">
                <text:p>0.3322831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6756154">
                <text:p>0.0675615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3024167">
                <text:p>0.3024167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497219">
                <text:p>0.349721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3925304">
                <text:p>0.3925304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7792899">
                <text:p>0.07792899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143724">
                <text:p>0.09143724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4852839">
                <text:p>0.4852839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137586">
                <text:p>0.1137586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298473">
                <text:p>0.1298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13298">
                <text:p>0.13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091834">
                <text:p>0.4091834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394447">
                <text:p>0.13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433458">
                <text:p>0.1433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143197">
                <text:p>0.614319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261882">
                <text:p>0.1261882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1987676">
                <text:p>0.1987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333563">
                <text:p>0.4333563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445414">
                <text:p>0.1445414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138552">
                <text:p>0.213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64753">
                <text:p>0.246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01755">
                <text:p>0.450175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476555">
                <text:p>0.247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1936109">
                <text:p>0.1936109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2711945">
                <text:p>0.271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41178">
                <text:p>0.09441178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167256">
                <text:p>0.2167256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831821">
                <text:p>0.09831821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48226">
                <text:p>0.4548226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654671">
                <text:p>0.09654671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232067">
                <text:p>0.3232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56709">
                <text:p>0.3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734808">
                <text:p>0.2734808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2883055">
                <text:p>0.2883055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3601133">
                <text:p>0.360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55754">
                <text:p>0.455754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841187">
                <text:p>0.6841187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329908">
                <text:p>0.432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04632">
                <text:p>0.304632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00793">
                <text:p>0.45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245156">
                <text:p>0.3245156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577942">
                <text:p>0.457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312487">
                <text:p>0.3312487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04987">
                <text:p>0.480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60335">
                <text:p>0.460335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4880827">
                <text:p>0.488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062753">
                <text:p>0.506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5144476">
                <text:p>0.514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33903">
                <text:p>0.4733903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787589">
                <text:p>0.4787589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4856441">
                <text:p>0.4856441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6932759">
                <text:p>0.6932759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370873">
                <text:p>0.6370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00412">
                <text:p>0.500412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18281">
                <text:p>0.7018281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439794">
                <text:p>0.3439794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514913">
                <text:p>0.351491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59324">
                <text:p>0.659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77309">
                <text:p>0.3677309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696686">
                <text:p>0.3696686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721783">
                <text:p>0.3721783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3854621">
                <text:p>0.3854621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052482">
                <text:p>0.7052482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134848">
                <text:p>0.4134848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2741">
                <text:p>0.52741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22223">
                <text:p>0.422223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6">
                <text:p>0.104986</text:p>
              </table:table-cell>
              <table:table-cell office:value-type="float" office:value="0.4316316">
                <text:p>0.4316316</text:p>
              </table:table-cell>
              <table:table-cell office:value-type="float" office:value="0.5329868">
                <text:p>0.5329868</text:p>
              </table:table-cell>
              <table:table-cell office:value-type="float" office:value="0.7102111">
                <text:p>0.7102111</text:p>
              </table:table-cell>
              <table:table-cell office:value-type="float" office:value="0.6912936">
                <text:p>0.6912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